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a94e" officeooo:paragraph-rsid="0003a94e"/>
    </style:style>
    <style:style style:name="P2" style:family="paragraph" style:parent-style-name="Standard">
      <style:text-properties officeooo:rsid="0003a94e" officeooo:paragraph-rsid="000495bf"/>
    </style:style>
    <style:style style:name="P3" style:family="paragraph" style:parent-style-name="Standard" style:list-style-name="L4">
      <style:text-properties officeooo:rsid="0003a94e" officeooo:paragraph-rsid="000495bf"/>
    </style:style>
    <style:style style:name="P4" style:family="paragraph" style:parent-style-name="Standard">
      <style:text-properties fo:font-weight="bold" officeooo:rsid="0003a94e" officeooo:paragraph-rsid="0003a94e" style:font-weight-asian="bold" style:font-weight-complex="bold"/>
    </style:style>
    <style:style style:name="P5" style:family="paragraph" style:parent-style-name="Standard">
      <style:text-properties fo:font-weight="bold" officeooo:rsid="00048ebc" officeooo:paragraph-rsid="00048ebc" style:font-weight-asian="bold" style:font-weight-complex="bold"/>
    </style:style>
    <style:style style:name="P6" style:family="paragraph" style:parent-style-name="Standard" style:list-style-name="L1">
      <style:text-properties fo:font-weight="bold" officeooo:rsid="00048ebc" officeooo:paragraph-rsid="00048ebc" style:font-weight-asian="bold" style:font-weight-complex="bold"/>
    </style:style>
    <style:style style:name="P7" style:family="paragraph" style:parent-style-name="Standard">
      <style:text-properties fo:font-weight="bold" officeooo:rsid="000495bf" officeooo:paragraph-rsid="000495bf" style:font-weight-asian="bold" style:font-weight-complex="bold"/>
    </style:style>
    <style:style style:name="P8" style:family="paragraph" style:parent-style-name="Standard" style:list-style-name="L4">
      <style:text-properties officeooo:paragraph-rsid="000495bf"/>
    </style:style>
    <style:style style:name="T1" style:family="text">
      <style:text-properties fo:font-weight="bold" style:font-weight-asian="bold" style:font-weight-complex="bold"/>
    </style:style>
    <style:style style:name="T2" style:family="text">
      <style:text-properties fo:font-weight="bold" officeooo:rsid="00048ebc"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48ebc"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ct Review: Sentiment Analysis for Jenes Signature Hair Salon</text:p>
      <text:p text:style-name="P1"/>
      <text:p text:style-name="P1"><text:span text:style-name="T1">Overview</text:span>:</text:p>
      <text:p text:style-name="P1">The sentiment analysis project for Jenes Signature Hair Salon aimed to analyze customer reviews to gain insights into customer sentiment and identify areas for improvement in the salon’s services. The project involved extracting common themes from the reviews and visualizing the sentiment distribution to provide actionable insights for the salon’s management.</text:p>
      <text:p text:style-name="P1"/>
      <text:p text:style-name="P2"><text:span text:style-name="T1">Key Steps:</text:span></text:p>
      <text:list text:style-name="L4">
        <text:list-item>
          <text:p text:style-name="P3"><text:span text:style-name="T1">Data Preparation</text:span>: The project started with the preparation of the dataset, which included review ID, review text, and sentiment. The dataset was cleaned to remove special characters and convert text to lowercase for uniformity.</text:p>
        </text:list-item>
        <text:list-item>
          <text:p text:style-name="P3"><text:span text:style-name="T1">Sentiment Analysis</text:span>: Sentiment analysis was performed to categorize each review as positive, negative or neutral. This was done using keyword and phrases commonly associated with sentiment category.</text:p>
        </text:list-item>
        <text:list-item>
          <text:p text:style-name="P3"><text:span text:style-name="T1">Common Themes Extraction: </text:span><text:span text:style-name="T4">Common themes were extracted from the reviews to identify recurring topics mentioned by customers. This was done by analyzing the frequency of words and phrases in the reviews.</text:span></text:p>
        </text:list-item>
        <text:list-item>
          <text:p text:style-name="P8"><text:span text:style-name="T2">Visualization:</text:span><text:span text:style-name="T4"> The results of the sentiment were visualized using bar chart. These visualizations provided a clear overview of the sentiment distribution and common topics in the reviews.</text:span></text:p>
        </text:list-item>
        <text:list-item>
          <text:p text:style-name="P8"><text:span text:style-name="T2">Insights and Recommendations: </text:span><text:span text:style-name="T4">Based on the analysis, several insights were made to improve the salon’s services. These included improving customer service, addressing issues with wait times, and enhancing the overall customer experience.</text:span></text:p>
          <text:p text:style-name="P8"><text:span text:style-name="T4"/></text:p>
        </text:list-item>
      </text:list>
      <text:p text:style-name="P5">Results<text:span text:style-name="T3">:</text:span></text:p>
      <text:list text:style-name="L1">
        <text:list-item>
          <text:p text:style-name="P6">Sentiment Distribution: <text:span text:style-name="T3">The analysis revealed that 10% of reviews (1 out of 10) were positive, 80% of reviews (8 out of 10) were neutral and 10% of reviews (1 out of 10) were negative).</text:span></text:p>
        </text:list-item>
      </text:list>
      <text:p text:style-name="P5"><text:span text:style-name="T3"/></text:p>
      <text:p text:style-name="P7">Conclusion:</text:p>
      <text:p text:style-name="P7"><text:span text:style-name="T3">The sentiment analysis project for Jenes Signature Hair Salon provided valuable insights into customer sentiment and highlighted areas for improvement. By addressing the issues identified in the analysis, the salon can enhance customer satisfaction and loyalty, ultimately leading to improved business performanc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0T12:14:51.407000000</meta:creation-date>
    <dc:date>2024-05-20T12:46:50.313000000</dc:date>
    <meta:editing-duration>PT8M12S</meta:editing-duration>
    <meta:editing-cycles>1</meta:editing-cycles>
    <meta:document-statistic meta:table-count="0" meta:image-count="0" meta:object-count="0" meta:page-count="1" meta:paragraph-count="13" meta:word-count="298" meta:character-count="2025" meta:non-whitespace-character-count="1745"/>
    <meta:generator>LibreOffice/24.2.3.2$Windows_X86_64 LibreOffice_project/433d9c2ded56988e8a90e6b2e771ee4e6a5ab2ba</meta:generator>
  </office:meta>
</office:document-meta>
</file>